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enlo" svg:font-family="menlo, monospace"/>
  </office:font-face-decls>
  <office:automatic-styles>
    <style:style style:name="P1" style:family="paragraph" style:parent-style-name="Standard">
      <style:text-properties officeooo:rsid="000b3f14" officeooo:paragraph-rsid="000b3f14"/>
    </style:style>
    <style:style style:name="P2" style:family="paragraph" style:parent-style-name="Standard">
      <style:text-properties officeooo:rsid="000cc34d" officeooo:paragraph-rsid="000cc34d"/>
    </style:style>
    <style:style style:name="P3" style:family="paragraph" style:parent-style-name="Standard">
      <style:text-properties officeooo:rsid="000e0200" officeooo:paragraph-rsid="000e0200"/>
    </style:style>
    <style:style style:name="P4" style:family="paragraph" style:parent-style-name="Standard">
      <style:text-properties officeooo:rsid="000e0200" officeooo:paragraph-rsid="000f9700"/>
    </style:style>
    <style:style style:name="P5" style:family="paragraph" style:parent-style-name="Standard">
      <style:text-properties officeooo:rsid="000f9700" officeooo:paragraph-rsid="000f9700"/>
    </style:style>
    <style:style style:name="P6" style:family="paragraph" style:parent-style-name="Standard">
      <style:text-properties officeooo:rsid="0010b29a" officeooo:paragraph-rsid="0010b29a"/>
    </style:style>
    <style:style style:name="P7" style:family="paragraph" style:parent-style-name="Standard">
      <style:text-properties officeooo:rsid="00110916" officeooo:paragraph-rsid="00110916"/>
    </style:style>
    <style:style style:name="P8" style:family="paragraph" style:parent-style-name="Standard">
      <style:text-properties officeooo:rsid="001118f7" officeooo:paragraph-rsid="001118f7"/>
    </style:style>
    <style:style style:name="P9" style:family="paragraph" style:parent-style-name="Standard">
      <style:text-properties officeooo:rsid="0012f6da" officeooo:paragraph-rsid="0012f6da"/>
    </style:style>
    <style:style style:name="P10" style:family="paragraph" style:parent-style-name="Standard">
      <style:text-properties officeooo:rsid="0012f6da" officeooo:paragraph-rsid="0014f9b0"/>
    </style:style>
    <style:style style:name="P11" style:family="paragraph" style:parent-style-name="Standard">
      <style:text-properties officeooo:rsid="0012f6da" officeooo:paragraph-rsid="0015a205"/>
    </style:style>
    <style:style style:name="P12" style:family="paragraph" style:parent-style-name="Standard">
      <style:text-properties officeooo:rsid="0012f6da" officeooo:paragraph-rsid="00177b9e"/>
    </style:style>
    <style:style style:name="P13" style:family="paragraph" style:parent-style-name="Standard">
      <style:text-properties officeooo:rsid="0012f6da" officeooo:paragraph-rsid="0018085f"/>
    </style:style>
    <style:style style:name="P14" style:family="paragraph" style:parent-style-name="Standard">
      <style:text-properties officeooo:rsid="0012f6da" officeooo:paragraph-rsid="00193c41"/>
    </style:style>
    <style:style style:name="P15" style:family="paragraph" style:parent-style-name="Standard">
      <style:text-properties officeooo:rsid="0013f063" officeooo:paragraph-rsid="0013f063"/>
    </style:style>
    <style:style style:name="P16" style:family="paragraph" style:parent-style-name="Standard">
      <style:text-properties officeooo:rsid="0013f063" officeooo:paragraph-rsid="0018085f"/>
    </style:style>
    <style:style style:name="P17" style:family="paragraph" style:parent-style-name="Standard">
      <style:text-properties officeooo:rsid="0013f063" officeooo:paragraph-rsid="00193c41"/>
    </style:style>
    <style:style style:name="P18" style:family="paragraph" style:parent-style-name="Standard">
      <style:text-properties officeooo:rsid="0014f9b0" officeooo:paragraph-rsid="0014f9b0"/>
    </style:style>
    <style:style style:name="P19" style:family="paragraph" style:parent-style-name="Standard">
      <style:text-properties officeooo:rsid="0015a205" officeooo:paragraph-rsid="0015a205"/>
    </style:style>
    <style:style style:name="P20" style:family="paragraph" style:parent-style-name="Standard">
      <style:text-properties officeooo:rsid="00177b9e" officeooo:paragraph-rsid="00177b9e"/>
    </style:style>
    <style:style style:name="P21" style:family="paragraph" style:parent-style-name="Standard">
      <style:text-properties officeooo:rsid="0018085f" officeooo:paragraph-rsid="0018085f"/>
    </style:style>
    <style:style style:name="P22" style:family="paragraph" style:parent-style-name="Standard">
      <style:text-properties officeooo:rsid="00193c41" officeooo:paragraph-rsid="00193c41"/>
    </style:style>
    <style:style style:name="P23" style:family="paragraph" style:parent-style-name="Standard">
      <style:text-properties officeooo:rsid="001c5a24" officeooo:paragraph-rsid="001c5a24"/>
    </style:style>
    <style:style style:name="P24" style:family="paragraph" style:parent-style-name="Standard">
      <style:text-properties officeooo:rsid="001c5a24" officeooo:paragraph-rsid="001e43d4"/>
    </style:style>
    <style:style style:name="P25" style:family="paragraph" style:parent-style-name="Standard">
      <style:text-properties officeooo:rsid="001cbe08" officeooo:paragraph-rsid="001cbe08"/>
    </style:style>
    <style:style style:name="P26" style:family="paragraph" style:parent-style-name="Standard">
      <style:text-properties officeooo:rsid="001ff5af" officeooo:paragraph-rsid="001ff5af"/>
    </style:style>
    <style:style style:name="P27" style:family="paragraph" style:parent-style-name="Standard">
      <style:paragraph-properties fo:margin-left="0cm" fo:margin-right="0cm" fo:margin-top="0cm" fo:margin-bottom="0cm" style:contextual-spacing="false" style:line-height-at-least="0.556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loext:padding="0cm" loext:border="none"/>
    </style:style>
    <style:style style:name="P28" style:family="paragraph" style:parent-style-name="Standard">
      <style:paragraph-properties fo:margin-top="0cm" fo:margin-bottom="0cm" style:contextual-spacing="false" style:line-height-at-least="0.556cm" fo:text-align="start" style:justify-single-word="false" fo:orphans="2" fo:widows="2"/>
      <style:text-properties fo:font-variant="normal" fo:text-transform="none" style:font-name="menlo" fo:font-size="10.5pt" fo:letter-spacing="normal" fo:font-style="normal" fo:font-weight="normal" loext:padding="0cm" loext:border="none"/>
    </style:style>
    <style:style style:name="P29" style:family="paragraph" style:parent-style-name="Standard">
      <style:paragraph-properties fo:margin-left="1.251cm" fo:margin-right="0cm" fo:margin-top="0cm" fo:margin-bottom="0cm" style:contextual-spacing="false" style:line-height-at-least="0.556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loext:padding="0cm" loext:border="none"/>
    </style:style>
    <style:style style:name="P30" style:family="paragraph" style:parent-style-name="Standard">
      <style:paragraph-properties fo:margin-left="1.251cm" fo:margin-right="0cm" fo:margin-top="0cm" fo:margin-bottom="0cm" style:contextual-spacing="false" style:line-height-at-least="0.556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21eb02" loext:padding="0cm" loext:border="none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.556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233c7d" loext:padding="0cm" loext:border="none"/>
    </style:style>
    <style:style style:name="P32" style:family="paragraph" style:parent-style-name="Standard">
      <style:text-properties fo:font-variant="normal" fo:text-transform="none" style:font-name="menlo" fo:font-size="10.5pt" fo:letter-spacing="normal" fo:font-style="normal" fo:font-weight="normal" officeooo:rsid="001ff5af" officeooo:paragraph-rsid="001ff5af"/>
    </style:style>
    <style:style style:name="P33" style:family="paragraph" style:parent-style-name="Standard">
      <style:text-properties fo:font-variant="normal" fo:text-transform="none" style:font-name="menlo" fo:font-size="10.5pt" fo:letter-spacing="normal" fo:font-style="normal" fo:font-weight="normal" officeooo:rsid="0021eb02" officeooo:paragraph-rsid="0021eb02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21eb02" officeooo:paragraph-rsid="0021eb02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233c7d" officeooo:paragraph-rsid="00233c7d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24ba05" officeooo:paragraph-rsid="0024ba05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26a97a" officeooo:paragraph-rsid="0026a97a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9" style:family="paragraph" style:parent-style-name="Standard">
      <style:text-properties officeooo:rsid="0021eb02" officeooo:paragraph-rsid="0021eb02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1eb02" officeooo:paragraph-rsid="0021eb02"/>
    </style:style>
    <style:style style:name="P41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officeooo:rsid="0021eb02" officeooo:paragraph-rsid="0021eb02"/>
    </style:style>
    <style:style style:name="P42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officeooo:rsid="0021eb02" officeooo:paragraph-rsid="00230a2b"/>
    </style:style>
    <style:style style:name="P43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officeooo:rsid="0021eb02" officeooo:paragraph-rsid="00233c7d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30a2b" officeooo:paragraph-rsid="00230a2b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33c7d" officeooo:paragraph-rsid="00233c7d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4ba05" officeooo:paragraph-rsid="0024ba05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6a97a" officeooo:paragraph-rsid="0026a97a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89d60" officeooo:paragraph-rsid="00289d60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89d60" officeooo:paragraph-rsid="002a1fb2"/>
    </style:style>
    <style:style style:name="P5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d8e04" officeooo:paragraph-rsid="002d8e04" style:font-weight-asian="bold" style:font-weight-complex="bold"/>
    </style:style>
    <style:style style:name="P51" style:family="paragraph" style:parent-style-name="Standard">
      <style:text-properties fo:font-weight="bold" officeooo:rsid="0018085f" officeooo:paragraph-rsid="0018085f" style:font-weight-asian="bold" style:font-weight-complex="bold"/>
    </style:style>
    <style:style style:name="P52" style:family="paragraph" style:parent-style-name="Standard">
      <style:text-properties fo:font-weight="bold" officeooo:rsid="001b73c5" officeooo:paragraph-rsid="001b73c5" style:font-weight-asian="bold" style:font-weight-complex="bold"/>
    </style:style>
    <style:style style:name="P53" style:family="paragraph" style:parent-style-name="Standard">
      <style:text-properties fo:font-weight="bold" officeooo:rsid="00177b9e" officeooo:paragraph-rsid="00177b9e" style:font-weight-asian="bold" style:font-weight-complex="bold"/>
    </style:style>
    <style:style style:name="P54" style:family="paragraph" style:parent-style-name="Standard">
      <style:text-properties fo:font-weight="bold" officeooo:rsid="0015a205" officeooo:paragraph-rsid="0015a205" style:font-weight-asian="bold" style:font-weight-complex="bold"/>
    </style:style>
    <style:style style:name="P55" style:family="paragraph" style:parent-style-name="Standard">
      <style:text-properties fo:font-weight="bold" officeooo:rsid="0013f063" officeooo:paragraph-rsid="0013f063" style:font-weight-asian="bold" style:font-weight-complex="bold"/>
    </style:style>
    <style:style style:name="P56" style:family="paragraph" style:parent-style-name="Standard">
      <style:text-properties fo:font-weight="bold" officeooo:rsid="0012f6da" officeooo:paragraph-rsid="0012f6da" style:font-weight-asian="bold" style:font-weight-complex="bold"/>
    </style:style>
    <style:style style:name="P57" style:family="paragraph" style:parent-style-name="Standard">
      <style:text-properties fo:font-weight="bold" officeooo:rsid="001118f7" officeooo:paragraph-rsid="001118f7" style:font-weight-asian="bold" style:font-weight-complex="bold"/>
    </style:style>
    <style:style style:name="P58" style:family="paragraph" style:parent-style-name="Standard">
      <style:text-properties fo:font-weight="bold" officeooo:rsid="001c5a24" officeooo:paragraph-rsid="001c5a24" style:font-weight-asian="bold" style:font-weight-complex="bold"/>
    </style:style>
    <style:style style:name="P59" style:family="paragraph" style:parent-style-name="Standard">
      <style:text-properties fo:font-weight="bold" officeooo:rsid="001e43d4" officeooo:paragraph-rsid="001e43d4" style:font-weight-asian="bold" style:font-weight-complex="bold"/>
    </style:style>
    <style:style style:name="P60" style:family="paragraph" style:parent-style-name="Standard">
      <style:text-properties fo:font-weight="bold" officeooo:rsid="00214853" officeooo:paragraph-rsid="00214853" style:font-weight-asian="bold" style:font-weight-complex="bold"/>
    </style:style>
    <style:style style:name="P61" style:family="paragraph" style:parent-style-name="Standard">
      <style:text-properties fo:font-weight="bold" officeooo:rsid="0021eb02" officeooo:paragraph-rsid="0021eb02" style:font-weight-asian="bold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21eb02" officeooo:paragraph-rsid="0021eb02" style:font-weight-asian="bold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230a2b" officeooo:paragraph-rsid="00230a2b" style:font-weight-asian="bold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24ba05" officeooo:paragraph-rsid="0024ba05" style:font-weight-asian="bold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2bc763" officeooo:paragraph-rsid="0026a97a" style:font-weight-asian="bold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26a97a" officeooo:paragraph-rsid="0026a97a" style:font-weight-asian="bold" style:font-weight-complex="bold"/>
    </style:style>
    <style:style style:name="T1" style:family="text">
      <style:text-properties officeooo:rsid="000e0200"/>
    </style:style>
    <style:style style:name="T2" style:family="text">
      <style:text-properties officeooo:rsid="000f9700"/>
    </style:style>
    <style:style style:name="T3" style:family="text">
      <style:text-properties officeooo:rsid="001118f7"/>
    </style:style>
    <style:style style:name="T4" style:family="text">
      <style:text-properties officeooo:rsid="0012f6da"/>
    </style:style>
    <style:style style:name="T5" style:family="text">
      <style:text-properties officeooo:rsid="0014f9b0"/>
    </style:style>
    <style:style style:name="T6" style:family="text">
      <style:text-properties officeooo:rsid="0015a205"/>
    </style:style>
    <style:style style:name="T7" style:family="text">
      <style:text-properties officeooo:rsid="00177b9e"/>
    </style:style>
    <style:style style:name="T8" style:family="text">
      <style:text-properties officeooo:rsid="00193c41"/>
    </style:style>
    <style:style style:name="T9" style:family="text">
      <style:text-properties officeooo:rsid="001b29e7"/>
    </style:style>
    <style:style style:name="T10" style:family="text">
      <style:text-properties officeooo:rsid="001cbe08"/>
    </style:style>
    <style:style style:name="T11" style:family="text">
      <style:text-properties officeooo:rsid="001e43d4"/>
    </style:style>
    <style:style style:name="T12" style:family="text">
      <style:text-properties officeooo:rsid="001ff5af"/>
    </style:style>
    <style:style style:name="T13" style:family="text">
      <style:text-properties officeooo:rsid="00214853"/>
    </style:style>
    <style:style style:name="T14" style:family="text">
      <style:text-properties fo:font-variant="normal" fo:text-transform="none" style:font-name="menlo" fo:font-size="10.5pt" fo:letter-spacing="normal" fo:font-style="normal" fo:font-weight="normal"/>
    </style:style>
    <style:style style:name="T15" style:family="text">
      <style:text-properties officeooo:rsid="0021eb02"/>
    </style:style>
    <style:style style:name="T16" style:family="text">
      <style:text-properties officeooo:rsid="002bc763"/>
    </style:style>
    <style:style style:name="T17" style:family="text">
      <style:text-properties officeooo:rsid="002c3928"/>
    </style:style>
    <style:style style:name="T18" style:family="text">
      <style:text-properties officeooo:rsid="002ca06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0916" style:font-weight-asian="bold" style:font-weight-complex="bold"/>
    </style:style>
    <style:style style:name="T21" style:family="text">
      <style:text-properties fo:font-weight="bold" officeooo:rsid="000f9700" style:font-weight-asian="bold" style:font-weight-complex="bold"/>
    </style:style>
    <style:style style:name="T22" style:family="text">
      <style:text-properties fo:font-weight="bold" officeooo:rsid="000e0200" style:font-weight-asian="bold" style:font-weight-complex="bold"/>
    </style:style>
    <style:style style:name="T23" style:family="text">
      <style:text-properties fo:font-weight="bold" officeooo:rsid="002d9701" style:font-weight-asian="bold" style:font-weight-complex="bold"/>
    </style:style>
    <style:style style:name="T24" style:family="text">
      <style:text-properties fo:font-weight="bold" officeooo:rsid="000cc34d" style:font-weight-asian="bold" style:font-weight-complex="bold"/>
    </style:style>
    <style:style style:name="T25" style:family="text">
      <style:text-properties officeooo:rsid="002ebc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Repaso Selecctores</text:p>
      <text:p text:style-name="P1"/>
      <text:p text:style-name="P1">1. <text:span text:style-name="T19">Para seleccionar todos los elementos de esa etiqueta ponemos el nombre del elemento</text:span></text:p>
      <text:p text:style-name="P1">ej: todos los &lt;p&gt;&lt;/p <text:s/>→ p</text:p>
      <text:p text:style-name="P1"/>
      <text:p text:style-name="P1">2. <text:span text:style-name="T19">Cuando </text:span><text:span text:style-name="T24">queremos seleccionar un id <text:s/>ponemos el nombre de la etiqueta y seguido el nombre del id con la almohadilla.</text:span></text:p>
      <text:p text:style-name="P2">Ej: &lt;p id=”frase”&gt;&lt;/p&gt; → p#frase</text:p>
      <text:p text:style-name="P2"/>
      <text:p text:style-name="P2">3. <text:span text:style-name="T19">Cuando queremos seleccionar una etiqueta dentro de otra etiqueta, es pone el nombre de la etiqueta y con una separación el nombre de la otra etiqueta</text:span></text:p>
      <text:p text:style-name="P2">Ej: &lt;p&gt;</text:p>
      <text:p text:style-name="P2"><text:tab/>&lt;c&gt;&lt;/c&gt;</text:p>
      <text:p text:style-name="P2"><text:s text:c="4"/>&lt;/p&gt;</text:p>
      <text:p text:style-name="P2">→ p c</text:p>
      <text:p text:style-name="P2"/>
      <text:p text:style-name="P2">4. <text:span text:style-name="T19">Cuando tenemos que especificar una etiqueta de otra y se llaman igual.</text:span></text:p>
      <text:p text:style-name="P2">EJ.&lt;p id=”primera”&gt;</text:p>
      <text:p text:style-name="P2"><text:tab/>&lt;c&gt;&lt;/c&gt;</text:p>
      <text:p text:style-name="P2"><text:s text:c="4"/>&lt;/p&gt;</text:p>
      <text:p text:style-name="P2"><text:s text:c="5"/>&lt;p&gt;</text:p>
      <text:p text:style-name="P2"><text:tab/>&lt;c&gt;&lt;/c&gt;</text:p>
      <text:p text:style-name="P2"><text:s text:c="4"/>&lt;/p&gt;</text:p>
      <text:p text:style-name="P2">→ p#primera c</text:p>
      <text:p text:style-name="P2"/>
      <text:p text:style-name="P2">5. <text:s/><text:span text:style-name="T19">Cuando quermos seleccionar una clase ponemos .nombreClase</text:span></text:p>
      <text:p text:style-name="P2">ej: class=”p” → .p</text:p>
      <text:p text:style-name="P2"/>
      <text:p text:style-name="P2">6. <text:span text:style-name="T22">Se puede combinar el selector de clase con otro selector </text:span><text:span text:style-name="T23">,</text:span></text:p>
      <text:p text:style-name="P3">orange.small</text:p>
      <text:p text:style-name="P3"/>
      <text:p text:style-name="P3">7.<text:span text:style-name="T19"> Para seleccionar varios elementos pero un </text:span><text:span text:style-name="T21">con los mismos elementos hijos</text:span></text:p>
      <text:p text:style-name="P4">&lt;<text:span text:style-name="T2">plate&gt;</text:span></text:p>
      <text:p text:style-name="P4"><text:tab/>&lt;<text:span text:style-name="T2">pickle&gt;&lt;/pickle&gt;</text:span></text:p>
      <text:p text:style-name="P5">&lt;/plate&gt;</text:p>
      <text:p text:style-name="P5">&lt;bento&gt;</text:p>
      <text:p text:style-name="P4"><text:tab/>&lt;<text:span text:style-name="T2">pickle&gt;&lt;/pickle&gt;</text:span></text:p>
      <text:p text:style-name="P5">&lt;/bento&gt;</text:p>
      <text:p text:style-name="P5">&lt;otra&gt;</text:p>
      <text:p text:style-name="P5"><text:tab/><text:span text:style-name="T1">&lt;</text:span>pickle&gt;&lt;/pickle&gt;</text:p>
      <text:p text:style-name="P5">&lt;/otra&gt;</text:p>
      <text:p text:style-name="P5"/>
      <text:p text:style-name="P5">→ plate, bento, pickle</text:p>
      <text:p text:style-name="P5"/>
      <text:p text:style-name="P6">10.<text:span text:style-name="T19"> Para seleccionar todo, se pone el *</text:span></text:p>
      <text:p text:style-name="P6"/>
      <text:p text:style-name="P6">11. <text:span text:style-name="T20">Para seleccionar todos los elementos que están debajo o seguido de un elemento seleccionado</text:span></text:p>
      <text:p text:style-name="P7">ej: &lt;plate&gt; &lt;/plate&gt;</text:p>
      <text:p text:style-name="P7">&lt;apple&gt;&lt;/apple&gt;</text:p>
      <text:p text:style-name="P7"/>
      <text:p text:style-name="P7">→ plate + apple todas las manzanas que tengan la etiqueta plate serán seleccionadas.</text:p>
      <text:p text:style-name="P7"><text:soft-page-break/></text:p>
      <text:p text:style-name="P7"/>
      <text:p text:style-name="P7"/>
      <text:p text:style-name="P8">12.</text:p>
      <text:p text:style-name="P57">Para seleccionar lo qu<text:span text:style-name="T4">e está seguido después de la virgulilla es como el + pero en la posición inversa.</text:span></text:p>
      <text:p text:style-name="P9">&lt;bento&gt;&lt;/bento&gt;</text:p>
      <text:p text:style-name="P9">&lt;pickle class=”small”&gt;&lt;/pickle&gt;</text:p>
      <text:p text:style-name="P9">&lt;pickle&gt;&lt;/pickle&gt;</text:p>
      <text:p text:style-name="P9">1. primero para seleccionar la clase small ponemos bento <text:span text:style-name="T3">~ .</text:span>small</text:p>
      <text:p text:style-name="P9">2. la coma es para seleccionar otra etiqueta</text:p>
      <text:p text:style-name="P9">3. para seleccionar pickle ponemos .small <text:span text:style-name="T3">~ </text:span>pickle</text:p>
      <text:p text:style-name="P8"/>
      <text:p text:style-name="P8">bento ~ .small , .small ~ pickle</text:p>
      <text:p text:style-name="P8"/>
      <text:p text:style-name="P9">13.</text:p>
      <text:p text:style-name="P56">Para seleccionar los hijos directos A&gt;B</text:p>
      <text:p text:style-name="P9">&lt;plate&gt;</text:p>
      <text:p text:style-name="P9"><text:tab/>&lt;apple&gt;&lt;/apple&gt;</text:p>
      <text:p text:style-name="P9">&lt;/plate&gt;</text:p>
      <text:p text:style-name="P9"/>
      <text:p text:style-name="P9">→ plate &gt; apple</text:p>
      <text:p text:style-name="P9"/>
      <text:p text:style-name="P9">14.</text:p>
      <text:p text:style-name="P55">Seleccionar el primer hijo dentro de otro elemento. :fi<text:span text:style-name="T5">rs</text:span>t-child</text:p>
      <text:p text:style-name="P15">&lt;<text:span text:style-name="T5">plate&gt;</text:span></text:p>
      <text:p text:style-name="P10"><text:tab/>&lt;apple&gt;&lt;/apple&gt; ← ← </text:p>
      <text:p text:style-name="P10"><text:tab/>&lt;apple&gt;&lt;/apple&gt;</text:p>
      <text:p text:style-name="P10"><text:tab/>&lt;apple&gt;&lt;/apple&gt;</text:p>
      <text:p text:style-name="P10">&lt;/plate&gt;</text:p>
      <text:p text:style-name="P10"/>
      <text:p text:style-name="P10">→ <text:span text:style-name="T5">apple:first-child</text:span></text:p>
      <text:p text:style-name="P10"/>
      <text:p text:style-name="P18">15.</text:p>
      <text:p text:style-name="P54">Selecciona un elemento que está <text:span text:style-name="T7">solo dentro del que <text:s/>especificamos</text:span>. :only-child</text:p>
      <text:p text:style-name="P11">&lt;plate&gt;</text:p>
      <text:p text:style-name="P11"><text:tab/>&lt;apple&gt;&lt;/apple&gt;</text:p>
      <text:p text:style-name="P11">&lt;/plate&gt;</text:p>
      <text:p text:style-name="P11">&lt;plate&gt;</text:p>
      <text:p text:style-name="P11"><text:tab/>&lt;<text:span text:style-name="T6">pickle&gt;&lt;/pickle&gt;</text:span></text:p>
      <text:p text:style-name="P11">&lt;/plate&gt;</text:p>
      <text:p text:style-name="P11"/>
      <text:p text:style-name="P19">plate apple:only-child , plate pickle:only-child</text:p>
      <text:p text:style-name="P11"/>
      <text:p text:style-name="P20">16.</text:p>
      <text:p text:style-name="P53">seleccionar la última etiqueta de la cual seleccionamos. :last-child</text:p>
      <text:p text:style-name="P12">&lt;plate&gt;</text:p>
      <text:p text:style-name="P12"><text:tab/>&lt;apple <text:span text:style-name="T7">class=”small”</text:span>&gt;&lt;/apple&gt; <text:s/>← </text:p>
      <text:p text:style-name="P12">&lt;/plate&gt;</text:p>
      <text:p text:style-name="P12">&lt;apple <text:span text:style-name="T7">class=”small”</text:span>&gt;&lt;/apple&gt; <text:s/>← </text:p>
      <text:p text:style-name="P12"/>
      <text:p text:style-name="P12">→ .<text:span text:style-name="T7">small:last-child</text:span></text:p>
      <text:p text:style-name="P12"><text:soft-page-break/></text:p>
      <text:p text:style-name="P21"/>
      <text:p text:style-name="P21"/>
      <text:p text:style-name="P21">17.</text:p>
      <text:p text:style-name="P51">Selecciona una etiqueta según su posicion :nth-child(x)</text:p>
      <text:p text:style-name="P16">&lt;<text:span text:style-name="T5">plate&gt;</text:span></text:p>
      <text:p text:style-name="P13"><text:tab/>&lt;apple&gt;&lt;/apple&gt; </text:p>
      <text:p text:style-name="P13"><text:tab/>&lt;apple&gt;&lt;/apple&gt;</text:p>
      <text:p text:style-name="P13"><text:tab/>&lt;apple&gt;&lt;/apple&gt;← ← </text:p>
      <text:p text:style-name="P13"><text:tab/>&lt;apple&gt;&lt;/apple&gt;</text:p>
      <text:p text:style-name="P13">&lt;/plate&gt;</text:p>
      <text:p text:style-name="P13"/>
      <text:p text:style-name="P21">apple:nth-child(3)</text:p>
      <text:p text:style-name="P21"/>
      <text:p text:style-name="P21">18.</text:p>
      <text:p text:style-name="P52">Para seleccionar una etiqueta. (empieza a contar de abajo hacia arriba). : <text:span text:style-name="T8">nth-last-child</text:span>(x)</text:p>
      <text:p text:style-name="P21">&lt;<text:span text:style-name="T8">plate/&gt;</text:span></text:p>
      <text:p text:style-name="P14">&lt;<text:span text:style-name="T8">bento/</text:span>&gt;← ← <text:s/><text:span text:style-name="T9">3</text:span></text:p>
      <text:p text:style-name="P17">&lt;<text:span text:style-name="T5">plate&gt; <text:s/></text:span><text:span text:style-name="T9">2</text:span></text:p>
      <text:p text:style-name="P14"><text:tab/>&lt;apple&gt;&lt;/apple&gt; </text:p>
      <text:p text:style-name="P14"><text:tab/>&lt;apple&gt;&lt;/apple&gt;</text:p>
      <text:p text:style-name="P14">&lt;/plate&gt;</text:p>
      <text:p text:style-name="P14">&lt;<text:span text:style-name="T8">bento/&gt; <text:s/></text:span><text:span text:style-name="T9">1</text:span></text:p>
      <text:p text:style-name="P14"/>
      <text:p text:style-name="P22">bento:nth-last-child(3)</text:p>
      <text:p text:style-name="P22"/>
      <text:p text:style-name="P23">19.</text:p>
      <text:p text:style-name="P58">Elegir el primero de un tipo. :first-of-type</text:p>
      <text:p text:style-name="P23"/>
      <text:p text:style-name="P23">&lt;orange/&gt;</text:p>
      <text:p text:style-name="P23">&lt;apple/&gt; ← ← </text:p>
      <text:p text:style-name="P23">&lt;apple/&gt;</text:p>
      <text:p text:style-name="P23">&lt;orange/&gt;</text:p>
      <text:p text:style-name="P23"/>
      <text:p text:style-name="P23">apple:first-of-type</text:p>
      <text:p text:style-name="P23"/>
      <text:p text:style-name="P23">20.</text:p>
      <text:p text:style-name="P58">Seleccionar un elemento especifico basado en su tipo y ordenado en otro elemento – even <text:span text:style-name="T25">(par)</text:span> o odd <text:span text:style-name="T25">(inpar)</text:span>:nth-of-type()</text:p>
      <text:p text:style-name="P23"/>
      <text:p text:style-name="P23">&lt;plate/&gt;</text:p>
      <text:p text:style-name="P23">&lt;plate/&gt; ← </text:p>
      <text:p text:style-name="P23">&lt;plate/&gt;</text:p>
      <text:p text:style-name="P23">&lt;plate/&gt; ← </text:p>
      <text:p text:style-name="P23"/>
      <text:p text:style-name="P23">plate:nth-of-type(even)</text:p>
      <text:p text:style-name="P23"/>
      <text:p text:style-name="P25">21.</text:p>
      <text:p text:style-name="P59">Formula seleccionando cada elemento, empezando a contar de una instancia específica de un elemento :<text:span text:style-name="T10">nth-of-type(</text:span>A<text:span text:style-name="T10">n+</text:span>B<text:span text:style-name="T10">)</text:span></text:p>
      <text:p text:style-name="P24">&lt;plate/&gt;</text:p>
      <text:p text:style-name="P24">&lt;plate/&gt;</text:p>
      <text:p text:style-name="P24"><text:soft-page-break/>&lt;plate/&gt; ← </text:p>
      <text:p text:style-name="P24">&lt;plate/&gt;</text:p>
      <text:p text:style-name="P24">&lt;plate/&gt; ←</text:p>
      <text:p text:style-name="P24">&lt;<text:span text:style-name="T11">plate/&gt;</text:span></text:p>
      <text:p text:style-name="P25"/>
      <text:p text:style-name="P25">plate:nth-of-type(2n+3)</text:p>
      <text:p text:style-name="P25"/>
      <text:p text:style-name="P26">2<text:span text:style-name="T15">2</text:span>.</text:p>
      <text:p text:style-name="P60">selecciona los elementos de su tipo que no tiene mas elementos <text:span text:style-name="T12"><text:s/>:</text:span>only-of-type</text:p>
      <text:p text:style-name="P32"/>
      <text:p text:style-name="P32">&lt;div class="table"&gt;</text:p>
      <text:p text:style-name="P29">&lt;plate id="fancy"&gt;</text:p>
      <text:p text:style-name="P29"><text:tab/>&lt;apple class="small" /&gt; ← <text:span text:style-name="T13">este no es seleccionado ya que tiene otro elemento mas </text:span></text:p>
      <text:p text:style-name="P29"><text:tab/>&lt;apple /&gt; <text:s/></text:p>
      <text:p text:style-name="P29">&lt;/plate&gt;</text:p>
      <text:p text:style-name="P29">&lt;plate&gt;</text:p>
      <text:p text:style-name="P29"><text:tab/>&lt;apple class="small" /&gt; ← ← </text:p>
      <text:p text:style-name="P29">&lt;/plate&gt;</text:p>
      <text:p text:style-name="P29">&lt;plate&gt;</text:p>
      <text:p text:style-name="P29"><text:tab/>&lt;pickle /&gt;</text:p>
      <text:p text:style-name="P29">&lt;/plate&gt;</text:p>
      <text:p text:style-name="P38"><text:span text:style-name="T14">&lt;/div&gt;</text:span> </text:p>
      <text:p text:style-name="P38"/>
      <text:p text:style-name="P26">.<text:span text:style-name="T13">small:only-of-type</text:span></text:p>
      <text:p text:style-name="P26"/>
      <text:p text:style-name="P39">23.</text:p>
      <text:p text:style-name="P61">selecciona el ultimo elemento de un tipo específico. :last-of-type</text:p>
      <text:p text:style-name="P39"/>
      <text:p text:style-name="P33">&lt;div class="table"&gt;</text:p>
      <text:p text:style-name="P29">&lt;orange class="small" /&gt;</text:p>
      <text:p text:style-name="P30">&lt;orange class="small" /&gt; ← ← </text:p>
      <text:p text:style-name="P29">&lt;pickle /&gt;</text:p>
      <text:p text:style-name="P29">&lt;pickle /&gt;</text:p>
      <text:p text:style-name="P29">&lt;apple class="small" /&gt;</text:p>
      <text:p text:style-name="P30">&lt;apple class="small" /&gt; ← ← </text:p>
      <text:p text:style-name="P38"><text:span text:style-name="T14">&lt;/div&gt;</text:span> </text:p>
      <text:p text:style-name="P38"/>
      <text:p text:style-name="P40">.small:last-of-type</text:p>
      <text:p text:style-name="P40"/>
      <text:p text:style-name="P40">24.</text:p>
      <text:p text:style-name="P62">Selecciona elementos que no tiene hijos :empty</text:p>
      <text:p text:style-name="P40"/>
      <text:p text:style-name="P34">&lt;div class="table"&gt;</text:p>
      <text:p text:style-name="P29">&lt;bento /&gt; ← ← </text:p>
      <text:p text:style-name="P29">&lt;bento&gt;</text:p>
      <text:p text:style-name="P29"><text:tab/>&lt;pickle class="small" /&gt;</text:p>
      <text:p text:style-name="P29">&lt;/bento&gt;</text:p>
      <text:p text:style-name="P30">&lt;plate /&gt; ← ← </text:p>
      <text:p text:style-name="P29">&lt;bento /&gt;</text:p>
      <text:p text:style-name="P38"><text:soft-page-break/><text:span text:style-name="T14">&lt;/div&gt;</text:span> </text:p>
      <text:p text:style-name="P38"/>
      <text:p text:style-name="P40">bento:empty</text:p>
      <text:p text:style-name="P40"/>
      <text:p text:style-name="P40">25.</text:p>
      <text:p text:style-name="P62">selecciona todos los elementos que no tengan el selecctor de negación :not(x)</text:p>
      <text:p text:style-name="P40"/>
      <text:p text:style-name="P40">&lt;div class="table"&gt;</text:p>
      <text:p text:style-name="P41">&lt;plate id="fancy"&gt;</text:p>
      <text:p text:style-name="P41"><text:tab/>&lt;apple class="small" /&gt; </text:p>
      <text:p text:style-name="P41">&lt;/plate&gt;</text:p>
      <text:p text:style-name="P41">&lt;plate&gt;</text:p>
      <text:p text:style-name="P41"><text:tab/>&lt;apple /&gt; ← ← </text:p>
      <text:p text:style-name="P41">&lt;/plate&gt;</text:p>
      <text:p text:style-name="P42">&lt;apple /&gt; <text:s/>← ← </text:p>
      <text:p text:style-name="P41">&lt;plate&gt;</text:p>
      <text:p text:style-name="P41"><text:tab/>&lt;orange class="small" /&gt;</text:p>
      <text:p text:style-name="P41">&lt;/plate&gt;</text:p>
      <text:p text:style-name="P41">&lt;pickle class="small" /&gt;</text:p>
      <text:p text:style-name="P40">&lt;/div&gt;</text:p>
      <text:p text:style-name="P40"/>
      <text:p text:style-name="P40">apple:not(.small)</text:p>
      <text:p text:style-name="P40"/>
      <text:p text:style-name="P40">26.</text:p>
      <text:p text:style-name="P63">Selecciona todos los elementos que tengan un atributo específico. [atribute]</text:p>
      <text:p text:style-name="P44"/>
      <text:p text:style-name="P45">ej: selecciona todos los apple, plate y bento que tengan el atributo for.</text:p>
      <text:p text:style-name="P45"/>
      <text:p text:style-name="P40">&lt;div class="table"&gt;</text:p>
      <text:p text:style-name="P41">&lt;bento&gt;</text:p>
      <text:p text:style-name="P41"><text:tab/>&lt;apple class="small" /&gt;</text:p>
      <text:p text:style-name="P41">&lt;/bento&gt;</text:p>
      <text:p text:style-name="P41">&lt;apple for="Ethan" /&gt; ← ← </text:p>
      <text:p text:style-name="P43">&lt;plate for="Alice"&gt; ← ← </text:p>
      <text:p text:style-name="P41"><text:tab/>&lt;pickle /&gt;</text:p>
      <text:p text:style-name="P41">&lt;/plate&gt;</text:p>
      <text:p text:style-name="P43">&lt;bento for="Clara"&gt; ← ← </text:p>
      <text:p text:style-name="P41"><text:tab/>&lt;orange /&gt;</text:p>
      <text:p text:style-name="P41">&lt;/bento&gt;</text:p>
      <text:p text:style-name="P41">&lt;pickle /&gt;</text:p>
      <text:p text:style-name="P40">&lt;/div&gt;</text:p>
      <text:p text:style-name="P40"/>
      <text:p text:style-name="P40">apple[for], plate[for], bento[for]</text:p>
      <text:p text:style-name="P40"/>
      <text:p text:style-name="P45">27.</text:p>
      <text:p text:style-name="P35">&lt;div class="table"&gt;</text:p>
      <text:p text:style-name="P27">&lt;plate for="Sarah"&gt; ← ← </text:p>
      <text:p text:style-name="P27">&lt;pickle /&gt;</text:p>
      <text:p text:style-name="P28">&lt;/plate&gt;</text:p>
      <text:p text:style-name="P31">&lt;plate for="Luke"&gt; ← ← </text:p>
      <text:p text:style-name="P27">&lt;apple /&gt;</text:p>
      <text:p text:style-name="P28">&lt;/plate&gt;</text:p>
      <text:p text:style-name="P27"><text:soft-page-break/>&lt;plate /&gt;</text:p>
      <text:p text:style-name="P27">&lt;bento for="Steve"&gt;</text:p>
      <text:p text:style-name="P27">&lt;orange /&gt;</text:p>
      <text:p text:style-name="P28">&lt;/bento&gt;</text:p>
      <text:p text:style-name="P38"><text:span text:style-name="T14">&lt;/div&gt;</text:span> </text:p>
      <text:p text:style-name="P38"/>
      <text:p text:style-name="P45">plate[for]</text:p>
      <text:p text:style-name="P45"/>
      <text:p text:style-name="P45">28.</text:p>
      <text:p text:style-name="P64">selecciona el elemento que tiene un valor especifico.</text:p>
      <text:p text:style-name="P45"/>
      <text:p text:style-name="P45">&lt;div class="table"&gt;</text:p>
      <text:p text:style-name="P45">&lt;apple for="Alexei" /&gt;</text:p>
      <text:p text:style-name="P45">&lt;bento for="Albina"&gt;</text:p>
      <text:p text:style-name="P45">&lt;apple /&gt;</text:p>
      <text:p text:style-name="P45">&lt;/bento&gt;</text:p>
      <text:p text:style-name="P45">&lt;bento for="Vitaly"&gt; ← ← </text:p>
      <text:p text:style-name="P45">&lt;orange /&gt;</text:p>
      <text:p text:style-name="P45">&lt;/bento&gt;</text:p>
      <text:p text:style-name="P45">&lt;pickle /&gt;</text:p>
      <text:p text:style-name="P45">&lt;/div&gt;</text:p>
      <text:p text:style-name="P45"/>
      <text:p text:style-name="P45">bento[for="Vitaly"]</text:p>
      <text:p text:style-name="P45"/>
      <text:p text:style-name="P46">29.</text:p>
      <text:p text:style-name="P64">Seleccione todos los elementos con un valor de atributo que comience con caracteres específicos</text:p>
      <text:p text:style-name="P36">&lt;div class="table"&gt;</text:p>
      <text:p text:style-name="P27">&lt;plate for="Sam"&gt;</text:p>
      <text:p text:style-name="P27">&lt;pickle /&gt;</text:p>
      <text:p text:style-name="P28">&lt;/plate&gt;</text:p>
      <text:p text:style-name="P27">&lt;bento for="Sarah"&gt;</text:p>
      <text:p text:style-name="P27">&lt;apple class="small" /&gt;</text:p>
      <text:p text:style-name="P28">&lt;/bento&gt;</text:p>
      <text:p text:style-name="P27">&lt;bento for="Mary"&gt;</text:p>
      <text:p text:style-name="P27">&lt;orange /&gt;</text:p>
      <text:p text:style-name="P28">&lt;/bento&gt;</text:p>
      <text:p text:style-name="P38"><text:span text:style-name="T14">&lt;/div&gt;</text:span> </text:p>
      <text:p text:style-name="P38"/>
      <text:p text:style-name="P48">[for^=”<text:span text:style-name="T18">Sa</text:span>”]</text:p>
      <text:p text:style-name="P38"/>
      <text:p text:style-name="P47">30.</text:p>
      <text:p text:style-name="P65">Seleccione todos los elementos con un valor de atributo que termine con caracteres específicos</text:p>
      <text:p text:style-name="P66">[attribute$="value"]</text:p>
      <text:p text:style-name="P47"/>
      <text:p text:style-name="P47">&lt;div class="table"&gt;</text:p>
      <text:p text:style-name="P47">&lt;apple class="small" /&gt;</text:p>
      <text:p text:style-name="P47">&lt;bento for="Hayato"&gt;</text:p>
      <text:p text:style-name="P47">&lt;pickle /&gt;</text:p>
      <text:p text:style-name="P47">&lt;/bento&gt;</text:p>
      <text:p text:style-name="P47">&lt;apple for="Ryota" /&gt;</text:p>
      <text:p text:style-name="P47"><text:soft-page-break/>&lt;plate for="Minato"&gt;</text:p>
      <text:p text:style-name="P47">&lt;orange /&gt;</text:p>
      <text:p text:style-name="P47">&lt;/plate&gt;</text:p>
      <text:p text:style-name="P47">&lt;pickle class="small" /&gt;</text:p>
      <text:p text:style-name="P47">&lt;/div&gt;</text:p>
      <text:p text:style-name="P49">[for<text:span text:style-name="T17">$</text:span>=”<text:span text:style-name="T17">ato</text:span>”]</text:p>
      <text:p text:style-name="P47"/>
      <text:p text:style-name="P47"/>
      <text:p text:style-name="P47">31.</text:p>
      <text:p text:style-name="P66">Seleccione todos los elementos con un valor de atributo que contenga caracteres específicos en cualquier lugar</text:p>
      <text:p text:style-name="P66">[attribute*="value"]</text:p>
      <text:p text:style-name="P47"/>
      <text:p text:style-name="P37">&lt;div class="table"&gt;</text:p>
      <text:p text:style-name="P27">&lt;bento for="Robbie"&gt;</text:p>
      <text:p text:style-name="P27">&lt;apple /&gt;</text:p>
      <text:p text:style-name="P28">&lt;/bento&gt;</text:p>
      <text:p text:style-name="P27">&lt;bento for="Timmy"&gt;</text:p>
      <text:p text:style-name="P27">&lt;pickle /&gt;</text:p>
      <text:p text:style-name="P28">&lt;/bento&gt;</text:p>
      <text:p text:style-name="P27">&lt;bento for="Bobby"&gt;</text:p>
      <text:p text:style-name="P27">&lt;orange /&gt;</text:p>
      <text:p text:style-name="P28">&lt;/bento&gt;</text:p>
      <text:p text:style-name="P38"><text:span text:style-name="T14">&lt;/div&gt;</text:span> </text:p>
      <text:p text:style-name="P49">[for*=”<text:span text:style-name="T16">bb</text:span>”]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enlo" svg:font-family="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37:50.511180780</meta:creation-date>
    <dc:date>2022-09-23T19:30:00.865000000</dc:date>
    <meta:editing-duration>PT5H11M39S</meta:editing-duration>
    <meta:editing-cycles>28</meta:editing-cycles>
    <meta:generator>LibreOffice/7.2.5.2$Windows_X86_64 LibreOffice_project/499f9727c189e6ef3471021d6132d4c694f357e5</meta:generator>
    <meta:document-statistic meta:table-count="0" meta:image-count="0" meta:object-count="0" meta:page-count="7" meta:paragraph-count="260" meta:word-count="810" meta:character-count="5602" meta:non-whitespace-character-count="4960"/>
  </office:meta>
</office:document-meta>
</file>